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URIER" officeooo:rsid="000ff46e" officeooo:paragraph-rsid="000ff46e"/>
    </style:style>
    <style:style style:name="P2" style:family="paragraph" style:parent-style-name="Standard">
      <style:text-properties style:font-name="COURIER" officeooo:rsid="000ff46e" officeooo:paragraph-rsid="00132464"/>
    </style:style>
    <style:style style:name="P3" style:family="paragraph" style:parent-style-name="Standard">
      <style:text-properties style:font-name="COURIER" officeooo:rsid="000ff46e" officeooo:paragraph-rsid="0014733c"/>
    </style:style>
    <style:style style:name="P4" style:family="paragraph" style:parent-style-name="Standard">
      <style:text-properties style:font-name="COURIER" officeooo:rsid="0011a8ec" officeooo:paragraph-rsid="0011a8ec"/>
    </style:style>
    <style:style style:name="P5" style:family="paragraph" style:parent-style-name="Standard">
      <style:text-properties style:font-name="COURIER" officeooo:rsid="0012e227" officeooo:paragraph-rsid="0012e227"/>
    </style:style>
    <style:style style:name="P6" style:family="paragraph" style:parent-style-name="Standard">
      <style:text-properties style:font-name="COURIER" officeooo:rsid="00132464" officeooo:paragraph-rsid="00132464"/>
    </style:style>
    <style:style style:name="T1" style:family="text">
      <style:text-properties fo:text-transform="uppercase"/>
    </style:style>
    <style:style style:name="T2" style:family="text">
      <style:text-properties fo:text-transform="uppercase" style:font-size-asian="10.5pt"/>
    </style:style>
    <style:style style:name="T3" style:family="text">
      <style:text-properties officeooo:rsid="00132464"/>
    </style:style>
    <style:style style:name="T4" style:family="text">
      <style:text-properties officeooo:rsid="001473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irecta:</text:p>
      <text:p text:style-name="P1">5’ -ATCGGCTAAACTGGATAG-3’<text:tab/></text:p>
      <text:p text:style-name="P4"/>
      <text:p text:style-name="P4">complementaria:</text:p>
      <text:p text:style-name="P1">3’ -TAGCCGATTTGACCTATC-5’</text:p>
      <text:p text:style-name="P1"/>
      <text:p text:style-name="P4">inversa:</text:p>
      <text:p text:style-name="P4">3’ -<text:span text:style-name="T1">gataggtcaaatcggcta</text:span>-5’</text:p>
      <text:p text:style-name="P4"/>
      <text:p text:style-name="P4">complementaria inversa:</text:p>
      <text:p text:style-name="P4">5’ -<text:span text:style-name="T2">ctatccaftttagccgat</text:span>-3’</text:p>
      <text:p text:style-name="P4"/>
      <text:p text:style-name="P5">ATCCGCGGTA</text:p>
      <text:p text:style-name="P5">TAGGCGCCTA</text:p>
      <text:p text:style-name="P5">ATCCGCGGAT</text:p>
      <text:p text:style-name="P5"/>
      <text:p text:style-name="P5"/>
      <text:p text:style-name="P6"><text:s/></text:p>
      <text:p text:style-name="P2">5’ -ATCGGCTAAACTGGATAG-3’<text:tab/><text:span text:style-name="T3">cod<text:tab/></text:span></text:p>
      <text:p text:style-name="P2">3’ -TAGCCGATTTGACCTATC-5’<text:tab/><text:span text:style-name="T3">no cod</text:span></text:p>
      <text:p text:style-name="P3"><text:span text:style-name="T3">5’ -AUCGGCUAAACUGGAUAG-3’<text:tab/>ARN</text:span></text:p>
      <text:p text:style-name="P3"/>
      <text:p text:style-name="P3"><text:span text:style-name="T4">Cada 3 bases, se forma un triplete/codón/aminoácido (base de las proteínas)</text:span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16:56:52.319660516</meta:creation-date>
    <dc:date>2018-10-08T18:15:56.057740152</dc:date>
    <meta:editing-duration>PT13M2S</meta:editing-duration>
    <meta:editing-cycles>1</meta:editing-cycles>
    <meta:document-statistic meta:table-count="0" meta:image-count="0" meta:object-count="0" meta:page-count="1" meta:paragraph-count="16" meta:word-count="37" meta:character-count="353" meta:non-whitespace-character-count="327"/>
    <meta:generator>LibreOffice/6.0.3.2$Linux_X86_64 LibreOffice_project/00m0$Build-2</meta:generator>
  </office:meta>
</office:document-meta>
</file>